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ResourceFactory.isUseGlobal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ResourceFactory.addGlobalResourcesConsumer( Consumer &lt; HttpResources &gt;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2ResourceFactory.setConnectionProviderSupplier( Supplier &lt; ConnectionProvider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ResourceFactory.setLoopResources( LoopResources loop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ResourceFactory.getLoop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ResourceFactory.setUseGlobalResources( boolean useGlobal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ResourceFactory.setShutdownTimeout( Duration shutdown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ResourceFactory.setConnectionProvider( ConnectionProvider connec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ResourceFactory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actorNetty2ResourceFactory.destro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actorNetty2ResourceFactory.setLoopResourcesSupplier( Supplier &lt; LoopResources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ResourceFactory.setShutdownQuietPeriod( Duration shutdownQuiet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ResourceFactory.getConnec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